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29 - mens. 08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08-23" calcext:value-type="date">
            <text:p>23/08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42 - mens. 09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09-25" calcext:value-type="date">
            <text:p>25/09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5 - mens. 10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0-23" calcext:value-type="date">
            <text:p>23/10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8 - mens. 11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1-25" calcext:value-type="date">
            <text:p>25/11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82 - mens. 12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19" calcext:value-type="date">
            <text:p>19/12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5 - mens. 01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24" calcext:value-type="date">
            <text:p>24/01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8 - mens. 02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26" calcext:value-type="date">
            <text:p>26/02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22 - mens. 03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24" calcext:value-type="date">
            <text:p>24/03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6 - mens. 04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25" calcext:value-type="date">
            <text:p>25/04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50 - mens. 05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26" calcext:value-type="date">
            <text:p>26/05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64 - mens. 06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6-25" calcext:value-type="date">
            <text:p>25/06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8 - mens. 07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25" calcext:value-type="date">
            <text:p>25/07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92 - mens. 08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25" calcext:value-type="date">
            <text:p>25/08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306 - mens. 09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26" calcext:value-type="date">
            <text:p>26/09/2025</text:p>
          </table:table-cell>
          <table:table-cell table:style-name="ce72"/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5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4:24:32.718382400">00:00:00</text:time></text:span><text:span text:style-name="MT2"><text:time style:data-style-name="N2" text:time-value="14:24:32.718427800">00:00:00</text:time></text:span></text:p>
        </style:region-center>
        <style:region-right>
          <text:p><text:span text:style-name="MT3">Lionsoft</text:span></text:p>
          <text:p><text:span text:style-name="MT2">Felipe - Tel.: 3241-6060 / 99701-3655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ionsoft</text:span></text:p>
          <text:p><text:span text:style-name="MT4">jessica@lionsoft.com.br - 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4:24:32.729325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1:56</meta:creation-date>
    <dc:date>2025-10-01T14:24:48.885964900</dc:date>
    <dc:language>pt-PT</dc:language>
    <meta:editing-cycles>671</meta:editing-cycles>
    <meta:editing-duration>P1DT11H9M39S</meta:editing-duration>
    <meta:print-date>2022-07-01T10:31:27.249000000</meta:print-date>
    <meta:document-statistic meta:table-count="1" meta:cell-count="121" meta:object-count="0"/>
    <meta:user-defined meta:name="Info 0"/>
    <meta:user-defined meta:name="Info 1"/>
    <meta:user-defined meta:name="Info 2"/>
    <meta:user-defined meta:name="Info 3"/>
  </office:meta>
</office:document-meta>
</file>